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580000001FC3BA3FA040348FB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Title">
      <style:text-properties officeooo:rsid="0049dd0e" officeooo:paragraph-rsid="0049dd0e"/>
    </style:style>
    <style:style style:name="P4" style:family="paragraph" style:parent-style-name="Footer">
      <style:paragraph-properties fo:text-align="end" style:justify-single-word="false"/>
    </style:style>
    <style:style style:name="P5" style:family="paragraph" style:parent-style-name="Text_20_body">
      <style:text-properties officeooo:rsid="0005a9e8" officeooo:paragraph-rsid="0005a9e8"/>
    </style:style>
    <style:style style:name="P6" style:family="paragraph" style:parent-style-name="Title">
      <style:text-properties officeooo:rsid="0005a9e8" officeooo:paragraph-rsid="0005a9e8"/>
    </style:style>
    <style:style style:name="P7" style:family="paragraph" style:parent-style-name="Text_20_body">
      <style:paragraph-properties fo:text-align="end" style:justify-single-word="false"/>
      <style:text-properties officeooo:rsid="0005a9e8" officeooo:paragraph-rsid="0005a9e8"/>
    </style:style>
    <style:style style:name="P8" style:family="paragraph" style:parent-style-name="Text_20_body">
      <style:paragraph-properties fo:text-align="center" style:justify-single-word="false"/>
      <style:text-properties officeooo:rsid="0005a9e8" officeooo:paragraph-rsid="0005a9e8"/>
    </style:style>
    <style:style style:name="P9" style:family="paragraph" style:parent-style-name="Text_20_body">
      <style:paragraph-properties fo:line-height="200%"/>
      <style:text-properties officeooo:rsid="0005a9e8" officeooo:paragraph-rsid="0005a9e8"/>
    </style:style>
    <style:style style:name="P10" style:family="paragraph" style:parent-style-name="Text_20_body">
      <style:text-properties officeooo:rsid="0005a9e8" officeooo:paragraph-rsid="0048b366"/>
    </style:style>
    <style:style style:name="P11" style:family="paragraph" style:parent-style-name="Text_20_body">
      <style:paragraph-properties fo:line-height="100%" fo:text-align="center" style:justify-single-word="false" fo:break-before="page"/>
      <style:text-properties officeooo:rsid="0005a9e8" officeooo:paragraph-rsid="0005a9e8"/>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1" style:font-size-complex="28pt" style:font-weight-complex="bold"/>
    </style:style>
    <style:style style:name="P14" style:family="paragraph" style:parent-style-name="Text_20_body">
      <style:paragraph-properties fo:text-align="end" style:justify-single-word="false"/>
      <style:text-properties officeooo:rsid="00496ac9" officeooo:paragraph-rsid="0005a9e8"/>
    </style:style>
    <style:style style:name="P15" style:family="paragraph" style:parent-style-name="Heading_20_1" style:master-page-name="Standard">
      <style:paragraph-properties fo:text-align="start" style:justify-single-word="false" style:page-number="1"/>
      <style:text-properties officeooo:paragraph-rsid="004e023a"/>
    </style:style>
    <style:style style:name="P16" style:family="paragraph" style:parent-style-name="Heading_20_1" style:master-page-name="Standard">
      <style:paragraph-properties fo:text-align="start" style:justify-single-word="false" style:page-number="1" fo:break-before="page"/>
      <style:text-properties officeooo:paragraph-rsid="004e023a"/>
    </style:style>
    <style:style style:name="P17" style:family="paragraph" style:parent-style-name="Text_20_body">
      <style:text-properties officeooo:rsid="0005a9e8" officeooo:paragraph-rsid="0005a9e8"/>
    </style:style>
    <style:style style:name="P18" style:family="paragraph" style:parent-style-name="Text_20_body">
      <style:paragraph-properties fo:text-align="center" style:justify-single-word="false"/>
      <style:text-properties style:font-name="Liberation Serif" fo:font-size="12pt" fo:font-weight="bold" officeooo:rsid="002b2633" officeooo:paragraph-rsid="000ff928" style:font-name-asian="Microsoft YaHei" style:font-size-asian="12pt" style:font-weight-asian="bold" style:font-name-complex="Arial1" style:font-size-complex="12pt" style:font-weight-complex="bold"/>
    </style:style>
    <style:style style:name="P19" style:family="paragraph" style:parent-style-name="Text_20_body">
      <style:paragraph-properties fo:text-align="center" style:justify-single-word="false"/>
      <style:text-properties style:font-name="Liberation Serif" fo:font-size="12pt" fo:font-weight="bold" officeooo:rsid="002b2633" officeooo:paragraph-rsid="004e023a" style:font-name-asian="Microsoft YaHei" style:font-size-asian="12pt" style:font-weight-asian="bold" style:font-name-complex="Arial1" style:font-size-complex="12pt" style:font-weight-complex="bold"/>
    </style:style>
    <style:style style:name="P20" style:family="paragraph" style:parent-style-name="Text_20_body">
      <style:paragraph-properties fo:text-align="justify" style:justify-single-word="false"/>
      <style:text-properties style:font-name="Liberation Serif" fo:font-size="12pt" fo:font-weight="normal" officeooo:rsid="004e023a" officeooo:paragraph-rsid="004e023a" style:font-name-asian="Microsoft YaHei" style:font-size-asian="12pt" style:font-weight-asian="normal" style:font-name-complex="Arial1" style:font-size-complex="12pt" style:font-weight-complex="normal"/>
    </style:style>
    <style:style style:name="P21" style:family="paragraph" style:parent-style-name="Text_20_body">
      <style:paragraph-properties fo:text-align="center" style:justify-single-word="false"/>
      <style:text-properties style:font-name="Liberation Serif"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22" style:family="paragraph" style:parent-style-name="Text_20_body">
      <style:paragraph-properties fo:text-align="center" style:justify-single-word="false"/>
      <style:text-properties style:font-name="Liberation Serif" fo:font-size="12pt" fo:font-weight="normal" officeooo:rsid="002b2633" officeooo:paragraph-rsid="004e023a" style:font-name-asian="Microsoft YaHei" style:font-size-asian="12pt" style:font-weight-asian="normal" style:font-name-complex="Arial1" style:font-size-complex="12pt" style:font-weight-complex="normal"/>
    </style:style>
    <style:style style:name="P23" style:family="paragraph" style:parent-style-name="Text_20_body">
      <style:paragraph-properties fo:text-align="justify" style:justify-single-word="false"/>
      <style:text-properties style:font-name="Liberation Serif" fo:font-size="12pt" fo:font-weight="normal" officeooo:rsid="002b2633" officeooo:paragraph-rsid="004e023a" style:font-name-asian="Microsoft YaHei" style:font-size-asian="12pt" style:font-weight-asian="normal" style:font-name-complex="Arial1" style:font-size-complex="12pt" style:font-weight-complex="normal"/>
    </style:style>
    <style:style style:name="P24" style:family="paragraph" style:parent-style-name="Text_20_body">
      <style:paragraph-properties fo:text-align="end" style:justify-single-word="false"/>
      <style:text-properties officeooo:paragraph-rsid="000ff928"/>
    </style:style>
    <style:style style:name="P25" style:family="paragraph" style:parent-style-name="Text_20_body">
      <style:paragraph-properties fo:text-align="end" style:justify-single-word="false"/>
      <style:text-properties officeooo:paragraph-rsid="004e023a"/>
    </style:style>
    <style:style style:name="P26"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27" style:family="paragraph" style:parent-style-name="Title">
      <style:text-properties officeooo:rsid="0005a9e8" officeooo:paragraph-rsid="0005a9e8"/>
    </style:style>
    <style:style style:name="T1" style:family="text">
      <style:text-properties style:font-name="Liberation Sans" fo:font-weight="bold" style:font-name-asian="Microsoft YaHei" style:font-weight-asian="bold" style:font-name-complex="Arial1" style:font-weight-complex="bold"/>
    </style:style>
    <style:style style:name="T2" style:family="text">
      <style:text-properties style:font-name="Liberation Sans" fo:font-size="18pt" fo:font-weight="bold" officeooo:rsid="004e023a" style:font-name-asian="Microsoft YaHei" style:font-size-asian="18pt" style:font-weight-asian="bold" style:font-name-complex="Arial1" style:font-size-complex="18pt" style:font-weight-complex="bold"/>
    </style:style>
    <style:style style:name="T3" style:family="text">
      <style:text-properties style:font-name="Liberation Serif" fo:font-size="12pt" fo:font-weight="normal" officeooo:rsid="004a406b" style:font-name-asian="Microsoft YaHei" style:font-size-asian="12pt" style:font-weight-asian="normal" style:font-name-complex="Arial1" style:font-size-complex="12pt" style:font-weight-complex="normal"/>
    </style:style>
    <style:style style:name="T4" style:family="text">
      <style:text-properties officeooo:rsid="004e02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IFP C<text:span text:style-name="T1">ésar Manrique.</text:span></text:p>
      <text:p text:style-name="Text_20_body">Desarrollo de aplicaciones web.</text:p>
      <text:p text:style-name="Text_20_body">2º semipresencial.</text:p>
      <text:p text:style-name="Text_20_body">Profesora: María Soledad González Gómez</text:p>
      <text:p text:style-name="Text_20_body"><text:bookmark-start text:name="Materia"/>Formación y Orientación Laboral.<text:bookmark-end text:name="Materia"/></text:p>
      <text:p text:style-name="P6"/>
      <text:p text:style-name="P6"/>
      <text:p text:style-name="P6"/>
      <text:p text:style-name="P5"/>
      <text:p text:style-name="P13"/>
      <text:p text:style-name="P5"/>
      <text:p text:style-name="P3"><text:bookmark-start text:name="Nombre"/><text:span text:style-name="T4">Proyecto Profesional</text:span><text:bookmark-end text:name="Nombre"/></text:p>
      <text:p text:style-name="P10"/>
      <text:p text:style-name="P10"/>
      <text:p text:style-name="P10"/>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14"><text:bookmark-start text:name="autor"/><text:span text:style-name="T4">Juan Carlos Francisco Mesa</text:span><text:bookmark-end text:name="autor"/></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draw:frame draw:style-name="fr1" draw:name="Imagen10" text:anchor-type="char" svg:width="2.328cm" svg:height="0.82cm" draw:z-index="0"><draw:image xlink:href="Pictures/10000001000000580000001FC3BA3FA040348FB3.png" xlink:type="simple" xlink:show="embed" xlink:actuate="onLoad" draw:mime-type="image/png"/></draw:frame></text:p>
      <text:p text:style-name="P8"/>
      <text:p text:style-name="P8"/>
      <text:p text:style-name="P8">Esta obra está licenciada bajo la Licencia Creative Commons Atribución 4.0 Internacional. Para ver una copia de esta licencia, visite http://creativecommons.org/licenses/by/4.0/ o envíe una carta a Creative Commons, PO Box 1866, Mountain View, CA 94042, USA.</text:p>
      <text:p text:style-name="P11"><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2"><text:a xlink:type="simple" xlink:href="#__RefHeading___Toc1569_4226003634" text:style-name="Index_20_Link" text:visited-style-name="Index_20_Link">Título<text:tab/>1</text:a></text:p>
        </text:index-body>
      </text:table-of-content>
      <text:p text:style-name="P9"/>
      <text:p text:style-name="P5"/>
      <text:p text:style-name="P5"/>
      <text:p text:style-name="P5"/>
      <text:p text:style-name="P5"/>
      <text:p text:style-name="P5"><text:line-break/></text:p>
      <text:h text:style-name="P15" text:outline-level="1"><text:bookmark-start text:name="__RefHeading___Toc1569_4226003634"/><text:span text:style-name="T2">¿Qué quiero ser o hacer dentro de 10 años?</text:span><text:bookmark-end text:name="__RefHeading___Toc1569_4226003634"/></text:h>
      <text:p text:style-name="P18"/>
      <text:p text:style-name="P20"><text:tab/>He tenido que afrontar cambios importantes que han hecho que haya tenido que cambiar de metas u objetivos en varias ocasiones, pero que, a la vez, <text:s/>han servido también, para reforzar la idea que establecer metas en la vida es importante ya que otorgan un sentido, una dirección a nuestros esfuerzos. </text:p>
      <text:p text:style-name="P20"><text:tab/>Desde hace cinco años me he venido preparando en el ámbito del desarrollo web, a través de cursos del SEPE, he conseguido trabajo en el área del sector en donde me desempeño actualmente como Auxiliar Programador, sumando ya, año y medio de experiencia y además estoy cursando el segundo de los tres ciclos que conforman el programa de estudios de Técnico Superior en Desarrollo de Aplicaciones Web.</text:p>
      <text:p text:style-name="P23"><text:tab/><text:span text:style-name="T4">De momento puedo nombrar como deseo, expectativa o meta, para dentro de 10 años, continuar creciendo en esta actividad, volverme cada vez más competente y aprender sobre nuevas <text:s/>herramientas, eventualmente me gustaría poder transmitir lo aprendido tanto desde el punto de vista técnico, como desde el personal, mostrando como, con empeño se puede avanzar dentro del mundo de la programación y nuevas tecnologías</text:span></text:p>
      <text:p text:style-name="P21"/>
      <text:p text:style-name="P24"><text:a xlink:type="simple" xlink:href="#Índice" text:style-name="Internet_20_link" text:visited-style-name="Visited_20_Internet_20_Link"><text:span text:style-name="T3">Volver al índice</text:span></text:a></text:p>
      <text:p text:style-name="P24"><text:span text:style-name="T3"/></text:p>
      <text:h text:style-name="P16" text:outline-level="1"><text:bookmark-start text:name="__RefHeading___Toc1569_4226003634 Copia 1"/><text:span text:style-name="T2">Realizar un análisis de tú vida profesional.</text:span><text:bookmark-end text:name="__RefHeading___Toc1569_4226003634 Copia 1"/></text:h>
      <text:p text:style-name="P19"/>
      <text:p text:style-name="P20"><text:tab/>He tenido que afrontar cambios importantes que han hecho que haya tenido que cambiar de metas u objetivos en varias ocasiones, pero que, a la vez, <text:s/>han servido también, para reforzar la idea que establecer metas en la vida es importante ya que otorgan un sentido, una dirección a nuestros esfuerzos. </text:p>
      <text:p text:style-name="P20"><text:tab/>Desde hace cinco años me he venido preparando en el ámbito del desarrollo web, a través de cursos del SEPE, he conseguido trabajo en el área del sector en donde me desempeño actualmente como Auxiliar Programador, sumando ya, año y medio de experiencia y además estoy cursando el segundo de los tres ciclos que conforman el programa de estudios de Técnico Superior en Desarrollo de Aplicaciones Web.</text:p>
      <text:p text:style-name="P23"><text:tab/><text:span text:style-name="T4">De momento puedo nombrar como deseo, expectativa o meta, para dentro de 10 años, continuar creciendo en esta actividad, volverme cada vez más competente y aprender sobre nuevas <text:s/>herramientas, eventualmente me gustaría poder transmitir lo aprendido tanto desde el punto de vista técnico, como desde el personal, mostrando como, con empeño se puede avanzar dentro del mundo de la programación y nuevas tecnologías</text:span></text:p>
      <text:p text:style-name="P22"/>
      <text:p text:style-name="P25"><text:a xlink:type="simple" xlink:href="#Índice" text:style-name="Internet_20_link" text:visited-style-name="Visited_20_Internet_20_Link"><text:span text:style-name="T3">Volver al índice</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Proyecto Profesional</text:bookmark-ref></text:p>
        <text:p text:style-name="MP1"/>
        <text:p text:style-name="MP1"/>
      </style:header>
      <style:footer>
        <text:p text:style-name="MP2"><text:bookmark-ref text:reference-format="text" text:ref-name="autor">Juan Carlos Francisco Mesa</text:bookmark-ref></text:p>
        <text:p text:style-name="MP3"><text:page-number text:select-page="current">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9T09:07:37.151000000</meta:creation-date>
    <meta:editing-duration>PT1H25M24S</meta:editing-duration>
    <meta:editing-cycles>2</meta:editing-cycles>
    <meta:generator>LibreOffice/7.6.0.3$Windows_X86_64 LibreOffice_project/69edd8b8ebc41d00b4de3915dc82f8f0fc3b6265</meta:generator>
    <dc:title>informes Cesar Manrique1</dc:title>
    <dc:date>2023-12-29T10:33:01.741000000</dc:date>
    <meta:document-statistic meta:table-count="0" meta:image-count="1" meta:object-count="0" meta:page-count="7" meta:paragraph-count="25" meta:word-count="459" meta:character-count="2859" meta:non-whitespace-character-count="2411"/>
    <meta:template xlink:type="simple" xlink:actuate="onRequest" xlink:title="informes Cesar Manrique1" xlink:href="../../../../../../../../../Users/juancfm/AppData/Roaming/LibreOffice/4/user/template/informes%20Cesar%20Manrique1.ott" meta:date="2023-12-29T09:07:37.071000000"/>
  </office:meta>
</office:document-meta>
</file>